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tureUtilsTests.callAsyn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utureUtilsTests.callAsync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utureUtilsTests.callAsyncException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utureUtilsTests.callAsyncNormal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